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2.756|</text:p>
          </table:table-cell>
          <table:table-cell table:number-columns-repeated="2"/>
          <table:table-cell office:value-type="string" calcext:value-type="string">
            <text:p>267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7.74</text:p>
          </table:table-cell>
          <table:table-cell table:number-columns-repeated="2"/>
          <table:table-cell office:value-type="string" calcext:value-type="string">
            <text:p>363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8.788</text:p>
          </table:table-cell>
          <table:table-cell table:number-columns-repeated="2"/>
          <table:table-cell office:value-type="string" calcext:value-type="string">
            <text:p>459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594.61</text:p>
          </table:table-cell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68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18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5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18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15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8=</text:p>
          </table:table-cell>
          <table:table-cell office:value-type="string" calcext:value-type="string">
            <text:p>97.30844.</text:p>
          </table:table-cell>
          <table:table-cell office:value-type="string" calcext:value-type="string">
            <text:p>5643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97.293.</text:p>
          </table:table-cell>
          <table:table-cell office:value-type="string" calcext:value-type="string">
            <text:p>5740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/>
          <table:table-cell office:value-type="string" calcext:value-type="string">
            <text:p>5933.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97.26725.</text:p>
          </table:table-cell>
          <table:table-cell office:value-type="string" calcext:value-type="string">
            <text:p>6030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6.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/>
          <table:table-cell office:value-type="string" calcext:value-type="string">
            <text:p>6127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office:value-type="string" calcext:value-type="string">
            <text:p>97.25375</text:p>
          </table:table-cell>
          <table:table-cell office:value-type="string" calcext:value-type="string">
            <text:p>6224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5=</text:p>
          </table:table-cell>
          <table:table-cell office:value-type="string" calcext:value-type="string">
            <text:p>97.25.</text:p>
          </table:table-cell>
          <table:table-cell office:value-type="string" calcext:value-type="string">
            <text:p>6321.28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.00.0000</text:date>, <text:time style:data-style-name="N2" text:time-value="21:55:01.17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27T21:56:06.823000000</dc:date>
    <meta:editing-duration>P5DT21H32M57S</meta:editing-duration>
    <meta:editing-cycles>2327</meta:editing-cycles>
    <meta:document-statistic meta:table-count="5" meta:cell-count="12880" meta:object-count="0"/>
  </office:meta>
</office:document-meta>
</file>